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eb44"/>
    </style:style>
    <style:style style:name="P2" style:family="paragraph" style:parent-style-name="Standard">
      <style:paragraph-properties fo:text-align="center" style:justify-single-word="false"/>
      <style:text-properties fo:color="#ff0000" fo:font-size="16pt" style:text-underline-style="none" fo:font-weight="bold" officeooo:rsid="0012eb44" officeooo:paragraph-rsid="0012eb4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4e51f" officeooo:paragraph-rsid="0014e51f" style:text-blinking="false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4e51f" officeooo:paragraph-rsid="0017fc03" style:text-blinking="false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font-name="sans-serif" fo:font-size="12pt" fo:letter-spacing="normal" fo:font-style="normal" style:text-underline-style="none" fo:font-weight="normal" officeooo:rsid="0012eb44" style:text-blinking="false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2eb44" style:text-blinking="false" fo:background-color="#ffffff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4e51f" style:text-blinking="false" fo:background-color="#ffffff" style:font-size-asian="12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12eb44" fo:background-color="transparent" style:font-size-asian="12pt" style:font-weight-asian="normal" style:font-size-complex="12pt" style:font-weight-complex="normal"/>
    </style:style>
    <style:style style:name="T5" style:family="text">
      <style:text-properties officeooo:rsid="0017fc03"/>
    </style:style>
    <style:style style:name="T6" style:family="text">
      <style:text-properties fo:color="#800000" officeooo:rsid="0017f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revolta da vacina ( zumbi) </text:p>
      <text:p text:style-name="P2"/>
      <text:p text:style-name="P2"/>
      <text:p text:style-name="P1"><text:span text:style-name="T4">Foi no ano de 1904 que tudo aconteceu. Na cidade do Rio de Janeiro abitavam vários zumbis que tinham uma doença chamada varíola, o governo federal observava isso com muito desespero pois não sabiam o que fazer. Até que um dia, o sanitarista Oswaldo cruz,</text:span><text:span text:style-name="T1"> </text:span><text:span text:style-name="T2">descobriu a vacina que daria a cura para a doença.</text:span></text:p>
      <text:p text:style-name="P1"><text:span text:style-name="T2">Ele conseguiu fazer com que o congresso aprovasse a ''lei da vacina obrigatória''. <text:s/>A campanha de vacinação obrigatória é colocada em prática em novembro de 1904. Embora seu objetivo fosse positivo, ela foi aplicada de forma autoritária e violenta. Em alguns casos, os agentes sanitários </text:span><text:span text:style-name="T3">procuravam, achavam </text:span><text:span text:style-name="T2">e vacinavam </text:span><text:span text:style-name="T3">os zumbis </text:span><text:span text:style-name="T2"><text:s/>à força, provocando revolta. </text:span></text:p>
      <text:p text:style-name="P3">Eles tentavam fugir, porém o governo era mais forte, não os deixava escapar. Então os zumbis começaram a destruir as coisas da cidade, mas nada disso dava resultado a vacina continuava sendo obrigatória, eles começaram então a morder as pessoas, assim infectando -as também.</text:p>
      <text:p text:style-name="P3">Os zumbis estavam ficando descontrolados, os sanitaristas aplicavam a vacina de uma forma totalmente banal, aplicavam nas partes intimas dos zumbis fêmeas. A cidade estava um caos, um verdadeiro “filme” onde só se via sangue e pessoas sendo transformadas em zumbis, o governo não sabia mais o que fazer.</text:p>
      <text:p text:style-name="P3">Em busca da melhoria, o governo resolveu deportar os infectados para o Acre, e sendo assim, deixaram 30 mortos e 110 feridos e infectados.</text:p>
      <text:p text:style-name="P3"/>
      <text:p text:style-name="P4"><text:span text:style-name="T6">Alunas:</text:span><text:span text:style-name="T5"> Emely Gabriela, Marilia Rodrigues, Julia Gabriela, Lidia El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4:05:23.25</meta:creation-date>
    <dc:date>2013-09-12T16:07:45.14</dc:date>
    <meta:editing-duration>PT1M17S</meta:editing-duration>
    <meta:editing-cycles>1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7" meta:word-count="242" meta:character-count="1478" meta:non-whitespace-character-count="1239"/>
  </office:meta>
</office:document-meta>
</file>